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3465a4" draw:fill-color="#3465a4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-color="#3465a4" draw:opacity="100%" draw:textarea-horizontal-align="justify" draw:textarea-vertical-align="middle" draw:auto-grow-height="false" draw:shadow-opacity="100%"/>
    </style:style>
    <style:style style:name="gr4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3.161cm" svg:x="5.876cm" svg:y="5.0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92cm" svg:height="8.33cm" svg:x="5.153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1cm" svg:height="3.9cm" svg:x="9.015cm" svg:y="4.3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029cm" svg:height="1.131cm" svg:x="10.415cm" svg:y="7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98cm" svg:height="9.899cm" svg:x="13.016cm" svg:y="9.7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67cm" svg:height="7.53cm" svg:x="15.116cm" svg:y="12.1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67cm" svg:height="5.161cm" svg:x="17.216cm" svg:y="14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67cm" svg:height="6.361cm" svg:x="19.216cm" svg:y="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97cm" svg:height="3.161cm" svg:x="20.716cm" svg:y="16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66cm" svg:height="1.931cm" svg:x="21.316cm" svg:y="17.75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16cm" svg:y1="19.721cm" svg:x2="26.613cm" svg:y2="19.721cm">
          <text:p/>
        </draw:line>
        <draw:custom-shape draw:style-name="gr3" draw:text-style-name="P1" draw:layer="layout" svg:width="1.001cm" svg:height="6.43cm" svg:x="28.753cm" svg:y="7.44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7.215cm" svg:y1="13.909cm" svg:x2="51.212cm" svg:y2="13.909cm">
          <text:p/>
        </draw:line>
        <draw:custom-shape draw:style-name="gr2" draw:text-style-name="P1" draw:layer="layout" svg:width="1.723cm" svg:height="6.43cm" svg:x="4.153cm" svg:y="1.81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15cm" svg:y1="8.283cm" svg:x2="26.612cm" svg:y2="8.283cm">
          <text:p/>
        </draw:line>
        <draw:custom-shape draw:style-name="gr1" draw:text-style-name="P1" draw:layer="layout" svg:width="21.454cm" svg:height="8.33cm" svg:x="29.754cm" svg:y="5.47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819cm" svg:y1="8.264cm" svg:x2="27.285cm" svg:y2="8.264cm">
          <text:p/>
        </draw:line>
        <draw:line draw:style-name="gr5" draw:text-style-name="P1" draw:layer="layout" svg:x1="1.819cm" svg:y1="19.764cm" svg:x2="27.285cm" svg:y2="19.764cm">
          <text:p/>
        </draw:line>
        <draw:custom-shape draw:style-name="gr6" draw:text-style-name="P1" draw:layer="layout" svg:width="1.543cm" svg:height="1.489cm" svg:x="7.073cm" svg:y="18.896cm">
          <text:p/>
          <draw:enhanced-geometry svg:viewBox="0 0 21600 21600" draw:glue-points="10800 0 3163 3163 0 10800 3163 18437 10800 21600 18437 18437 21600 10800 18437 3163" draw:text-areas="3163 3163 18437 18437" draw:type="ring" draw:modifiers="3875.1295336787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553cm" fo:page-height="23.5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4-28T13:27:13.480973236</dc:date>
    <dc:creator>elucterio </dc:creator>
    <meta:editing-duration>P2DT11H23M29S</meta:editing-duration>
    <meta:editing-cycles>25</meta:editing-cycles>
    <meta:generator>LibreOffice/4.2.8.2$Linux_X86_64 LibreOffice_project/420m0$Build-2</meta:generator>
    <meta:document-statistic meta:object-count="19"/>
  </office:meta>
</office:document-meta>
</file>